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fo:font-weight="bold" officeooo:rsid="00213919" officeooo:paragraph-rsid="00213919" style:font-weight-asian="bold" style:font-weight-complex="bold"/>
    </style:style>
    <style:style style:name="P5" style:family="paragraph" style:parent-style-name="Standard">
      <style:text-properties fo:font-weight="bold" officeooo:rsid="00213919" officeooo:paragraph-rsid="002da565" style:font-weight-asian="bold" style:font-weight-complex="bold"/>
    </style:style>
    <style:style style:name="P6" style:family="paragraph" style:parent-style-name="Standard">
      <style:text-properties fo:font-weight="bold" officeooo:rsid="0023cfe3" officeooo:paragraph-rsid="0023cfe3" style:font-weight-asian="bold" style:font-weight-complex="bold"/>
    </style:style>
    <style:style style:name="P7" style:family="paragraph" style:parent-style-name="Standard">
      <style:text-properties fo:font-weight="bold" officeooo:rsid="0023cfe3" officeooo:paragraph-rsid="002da565" style:font-weight-asian="bold" style:font-weight-complex="bold"/>
    </style:style>
    <style:style style:name="P8" style:family="paragraph" style:parent-style-name="Standard">
      <style:text-properties fo:font-weight="bold" officeooo:rsid="00202178" officeooo:paragraph-rsid="00202178" style:font-weight-asian="bold" style:font-weight-complex="bold"/>
    </style:style>
    <style:style style:name="P9" style:family="paragraph" style:parent-style-name="Standard">
      <style:text-properties fo:font-weight="bold" officeooo:rsid="004e3da7" officeooo:paragraph-rsid="004e3da7" style:font-weight-asian="bold" style:font-weight-complex="bold"/>
    </style:style>
    <style:style style:name="P10"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11" style:family="paragraph" style:parent-style-name="Standard">
      <style:text-properties fo:font-size="9pt" officeooo:rsid="0023cfe3" officeooo:paragraph-rsid="0066547d" style:font-size-asian="9pt" style:font-size-complex="9pt"/>
    </style:style>
    <style:style style:name="P12" style:family="paragraph" style:parent-style-name="Standard">
      <style:text-properties fo:font-size="9pt" officeooo:rsid="0023cfe3" officeooo:paragraph-rsid="009456fb" style:font-size-asian="9pt" style:font-size-complex="9pt"/>
    </style:style>
    <style:style style:name="P13" style:family="paragraph" style:parent-style-name="Standard">
      <style:text-properties fo:font-size="9pt" officeooo:rsid="00c597ec" officeooo:paragraph-rsid="00c597ec" style:font-size-asian="9pt" style:font-size-complex="9pt"/>
    </style:style>
    <style:style style:name="P14" style:family="paragraph" style:parent-style-name="Standard">
      <style:text-properties fo:font-size="9pt" officeooo:rsid="00c597ec" officeooo:paragraph-rsid="00ced932" style:font-size-asian="9pt" style:font-size-complex="9pt"/>
    </style:style>
    <style:style style:name="P15" style:family="paragraph" style:parent-style-name="Standard">
      <style:text-properties fo:font-weight="normal" officeooo:rsid="002e80b7" officeooo:paragraph-rsid="002e80b7" style:font-weight-asian="normal" style:font-weight-complex="normal"/>
    </style:style>
    <style:style style:name="P16" style:family="paragraph" style:parent-style-name="Standard">
      <style:text-properties fo:font-weight="normal" officeooo:rsid="00300b79" officeooo:paragraph-rsid="00300b79" style:font-weight-asian="normal" style:font-weight-complex="normal"/>
    </style:style>
    <style:style style:name="P17" style:family="paragraph" style:parent-style-name="Standard">
      <style:text-properties fo:font-weight="normal" officeooo:rsid="00202178" officeooo:paragraph-rsid="00300b79" style:font-weight-asian="normal" style:font-weight-complex="normal"/>
    </style:style>
    <style:style style:name="P18" style:family="paragraph" style:parent-style-name="Standard">
      <style:text-properties fo:font-weight="normal" officeooo:rsid="00330b41" officeooo:paragraph-rsid="00330b41" style:font-weight-asian="normal" style:font-weight-complex="normal"/>
    </style:style>
    <style:style style:name="P19" style:family="paragraph" style:parent-style-name="Standard">
      <style:text-properties fo:font-weight="normal" officeooo:rsid="0034f77e" officeooo:paragraph-rsid="0034f77e" style:font-weight-asian="normal" style:font-weight-complex="normal"/>
    </style:style>
    <style:style style:name="P20" style:family="paragraph" style:parent-style-name="Standard">
      <style:text-properties fo:color="#000000" fo:font-weight="bold" officeooo:rsid="004e3da7" officeooo:paragraph-rsid="004e3da7" style:font-weight-asian="bold" style:font-weight-complex="bold"/>
    </style:style>
    <style:style style:name="P21" style:family="paragraph" style:parent-style-name="Standard">
      <style:text-properties fo:color="#000000" fo:font-weight="normal" officeooo:rsid="00300b79" officeooo:paragraph-rsid="00300b79" style:font-weight-asian="normal" style:font-weight-complex="normal"/>
    </style:style>
    <style:style style:name="P22" style:family="paragraph" style:parent-style-name="Standard">
      <style:text-properties fo:color="#000000" fo:font-weight="normal" officeooo:rsid="00202178" officeooo:paragraph-rsid="00300b79" style:font-weight-asian="normal" style:font-weight-complex="normal"/>
    </style:style>
    <style:style style:name="P23" style:family="paragraph" style:parent-style-name="Standard">
      <style:text-properties fo:color="#000000" style:text-underline-style="solid" style:text-underline-width="auto" style:text-underline-color="font-color" fo:font-weight="normal" officeooo:rsid="004e3da7" officeooo:paragraph-rsid="004e3da7" style:font-weight-asian="normal" style:font-weight-complex="normal"/>
    </style:style>
    <style:style style:name="P24" style:family="paragraph" style:parent-style-name="Standard">
      <style:text-properties fo:color="#000000" officeooo:rsid="0061bc5e" officeooo:paragraph-rsid="0061bc5e"/>
    </style:style>
    <style:style style:name="P25" style:family="paragraph" style:parent-style-name="Standard">
      <style:text-properties fo:color="#000000" officeooo:rsid="006234cd" officeooo:paragraph-rsid="0076745f"/>
    </style:style>
    <style:style style:name="P26" style:family="paragraph" style:parent-style-name="Standard">
      <style:text-properties fo:color="#000000" officeooo:rsid="00202178" officeooo:paragraph-rsid="00768e25"/>
    </style:style>
    <style:style style:name="P27" style:family="paragraph" style:parent-style-name="Standard">
      <style:text-properties fo:color="#000000" officeooo:rsid="00973530" officeooo:paragraph-rsid="00973530"/>
    </style:style>
    <style:style style:name="P28" style:family="paragraph" style:parent-style-name="Standard">
      <style:text-properties officeooo:rsid="003603ff" officeooo:paragraph-rsid="003603ff"/>
    </style:style>
    <style:style style:name="P29" style:family="paragraph" style:parent-style-name="Standard">
      <style:text-properties officeooo:rsid="003603ff" officeooo:paragraph-rsid="004fcb25"/>
    </style:style>
    <style:style style:name="P30" style:family="paragraph" style:parent-style-name="Standard">
      <style:text-properties officeooo:rsid="003603ff" officeooo:paragraph-rsid="0037e371"/>
    </style:style>
    <style:style style:name="P31" style:family="paragraph" style:parent-style-name="Standard">
      <style:text-properties officeooo:rsid="00396f1a" officeooo:paragraph-rsid="00396f1a"/>
    </style:style>
    <style:style style:name="P32" style:family="paragraph" style:parent-style-name="Standard">
      <style:text-properties officeooo:paragraph-rsid="00396f1a"/>
    </style:style>
    <style:style style:name="P33" style:family="paragraph" style:parent-style-name="Standard">
      <style:text-properties officeooo:rsid="003adaef" officeooo:paragraph-rsid="003adaef"/>
    </style:style>
    <style:style style:name="P34" style:family="paragraph" style:parent-style-name="Standard">
      <style:text-properties officeooo:rsid="0041a323" officeooo:paragraph-rsid="0041a323"/>
    </style:style>
    <style:style style:name="P35"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36"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37" style:family="paragraph" style:parent-style-name="Standard">
      <style:text-properties fo:color="#ce181e" fo:font-weight="bold" officeooo:rsid="00202178" officeooo:paragraph-rsid="00202178" style:font-weight-asian="bold" style:font-weight-complex="bold"/>
    </style:style>
    <style:style style:name="P38" style:family="paragraph" style:parent-style-name="Standard">
      <style:text-properties officeooo:rsid="0065574b" officeooo:paragraph-rsid="0066547d"/>
    </style:style>
    <style:style style:name="P39" style:family="paragraph" style:parent-style-name="Standard">
      <style:text-properties officeooo:rsid="0065574b" officeooo:paragraph-rsid="0065574b"/>
    </style:style>
    <style:style style:name="P40" style:family="paragraph" style:parent-style-name="Standard">
      <style:text-properties officeooo:rsid="006234cd" officeooo:paragraph-rsid="0076745f"/>
    </style:style>
    <style:style style:name="P41" style:family="paragraph" style:parent-style-name="Standard">
      <style:text-properties fo:font-size="11pt" officeooo:rsid="0023cfe3" officeooo:paragraph-rsid="009456fb" style:font-size-asian="11pt" style:font-size-complex="11pt"/>
    </style:style>
    <style:style style:name="P42" style:family="paragraph" style:parent-style-name="Standard">
      <style:text-properties fo:font-size="12pt" officeooo:rsid="0023cfe3" officeooo:paragraph-rsid="0066547d" style:font-size-asian="12pt" style:font-size-complex="12pt"/>
    </style:style>
    <style:style style:name="P43" style:family="paragraph" style:parent-style-name="Standard">
      <style:text-properties fo:font-size="12pt" officeooo:rsid="00c597ec" officeooo:paragraph-rsid="00c597ec" style:font-size-asian="12pt" style:font-size-complex="12pt"/>
    </style:style>
    <style:style style:name="P44" style:family="paragraph" style:parent-style-name="Standard">
      <style:text-properties fo:font-size="12pt" officeooo:rsid="00c5e716" officeooo:paragraph-rsid="00c597ec" style:font-size-asian="12pt" style:font-size-complex="12pt"/>
    </style:style>
    <style:style style:name="P45" style:family="paragraph" style:parent-style-name="Standard">
      <style:text-properties fo:font-size="12pt" officeooo:rsid="00c6158b" officeooo:paragraph-rsid="00c6158b" style:font-size-asian="12pt" style:font-size-complex="12pt"/>
    </style:style>
    <style:style style:name="P46" style:family="paragraph" style:parent-style-name="Standard">
      <style:text-properties fo:font-size="12pt" officeooo:rsid="00c6f7ad" officeooo:paragraph-rsid="00c6f7ad" style:font-size-asian="12pt" style:font-size-complex="12pt"/>
    </style:style>
    <style:style style:name="P47" style:family="paragraph" style:parent-style-name="Standard">
      <style:text-properties fo:font-size="12pt" officeooo:rsid="00ced932" officeooo:paragraph-rsid="00ced932" style:font-size-asian="12pt" style:font-size-complex="12pt"/>
    </style:style>
    <style:style style:name="P48" style:family="paragraph" style:parent-style-name="Standard">
      <style:text-properties officeooo:rsid="00a37f10" officeooo:paragraph-rsid="00a37f10"/>
    </style:style>
    <style:style style:name="P49" style:family="paragraph" style:parent-style-name="Standard">
      <style:text-properties officeooo:rsid="009ec7d9" officeooo:paragraph-rsid="009ec7d9"/>
    </style:style>
    <style:style style:name="P50" style:family="paragraph" style:parent-style-name="Standard">
      <style:text-properties officeooo:rsid="00c26ed7" officeooo:paragraph-rsid="00c26ed7"/>
    </style:style>
    <style:style style:name="P51"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52" style:family="paragraph" style:parent-style-name="Standard">
      <style:paragraph-properties fo:break-before="page"/>
      <style:text-properties fo:font-size="12pt" officeooo:rsid="00c597ec" officeooo:paragraph-rsid="00c597ec" style:font-size-asian="12pt" style:font-size-complex="12pt"/>
    </style:style>
    <style:style style:name="P53" style:family="paragraph" style:parent-style-name="Standard">
      <style:paragraph-properties fo:padding-left="0in" fo:padding-right="0in" fo:padding-top="0in" fo:padding-bottom="0.0291in" fo:border-left="none" fo:border-right="none" fo:border-top="none" fo:border-bottom="0.99pt solid #000000" style:join-border="false"/>
      <style:text-properties fo:color="#000000" officeooo:rsid="0061bc5e" officeooo:paragraph-rsid="0061bc5e"/>
    </style:style>
    <style:style style:name="P54" style:family="paragraph" style:parent-style-name="Standard" style:list-style-name="L1">
      <style:text-properties officeooo:rsid="0065574b" officeooo:paragraph-rsid="0066547d"/>
    </style:style>
    <style:style style:name="P55" style:family="paragraph" style:parent-style-name="Standard" style:list-style-name="L2">
      <style:text-properties officeooo:rsid="0065574b" officeooo:paragraph-rsid="0066547d"/>
    </style:style>
    <style:style style:name="P56" style:family="paragraph" style:parent-style-name="Standard">
      <style:text-properties officeooo:rsid="003603ff" officeooo:paragraph-rsid="003603ff"/>
    </style:style>
    <style:style style:name="P57" style:family="paragraph" style:parent-style-name="Standard">
      <style:text-properties officeooo:rsid="00396f1a" officeooo:paragraph-rsid="00396f1a"/>
    </style:style>
    <style:style style:name="P58" style:family="paragraph" style:parent-style-name="Standard">
      <style:text-properties officeooo:rsid="00c597ec" officeooo:paragraph-rsid="00c597ec"/>
    </style:style>
    <style:style style:name="P59" style:family="paragraph" style:parent-style-name="Standard">
      <style:text-properties officeooo:rsid="00c597ec" officeooo:paragraph-rsid="00dedc16"/>
    </style:style>
    <style:style style:name="P60" style:family="paragraph" style:parent-style-name="Standard">
      <style:text-properties style:text-underline-style="solid" style:text-underline-width="auto" style:text-underline-color="font-color" officeooo:rsid="00c26ed7" officeooo:paragraph-rsid="00c26ed7"/>
    </style:style>
    <style:style style:name="P61" style:family="paragraph" style:parent-style-name="Standard">
      <style:text-properties officeooo:rsid="00c32819" officeooo:paragraph-rsid="00c32819"/>
    </style:style>
    <style:style style:name="P62" style:family="paragraph" style:parent-style-name="Standard">
      <style:text-properties officeooo:rsid="00a37f10" officeooo:paragraph-rsid="00a37f10"/>
    </style:style>
    <style:style style:name="P63" style:family="paragraph" style:parent-style-name="Standard">
      <style:text-properties officeooo:rsid="00e2d793" officeooo:paragraph-rsid="00e2d793"/>
    </style:style>
    <style:style style:name="P64" style:family="paragraph" style:parent-style-name="Standard">
      <style:text-properties officeooo:rsid="00e5ae05" officeooo:paragraph-rsid="00e5ae05"/>
    </style:style>
    <style:style style:name="T1" style:family="text">
      <style:text-properties officeooo:rsid="00202178"/>
    </style:style>
    <style:style style:name="T2" style:family="text">
      <style:text-properties officeooo:rsid="00300b79"/>
    </style:style>
    <style:style style:name="T3" style:family="text">
      <style:text-properties officeooo:rsid="00306472"/>
    </style:style>
    <style:style style:name="T4" style:family="text">
      <style:text-properties officeooo:rsid="0034de64"/>
    </style:style>
    <style:style style:name="T5" style:family="text">
      <style:text-properties officeooo:rsid="00396f1a"/>
    </style:style>
    <style:style style:name="T6" style:family="text">
      <style:text-properties officeooo:rsid="003b2978"/>
    </style:style>
    <style:style style:name="T7" style:family="text">
      <style:text-properties officeooo:rsid="0043378f"/>
    </style:style>
    <style:style style:name="T8" style:family="text">
      <style:text-properties officeooo:rsid="0045d06b"/>
    </style:style>
    <style:style style:name="T9" style:family="text">
      <style:text-properties officeooo:rsid="004736fe"/>
    </style:style>
    <style:style style:name="T10" style:family="text">
      <style:text-properties officeooo:rsid="005c6f96"/>
    </style:style>
    <style:style style:name="T11" style:family="text">
      <style:text-properties officeooo:rsid="006c4bda"/>
    </style:style>
    <style:style style:name="T12" style:family="text">
      <style:text-properties officeooo:rsid="00703c11"/>
    </style:style>
    <style:style style:name="T13" style:family="text">
      <style:text-properties officeooo:rsid="00717c13"/>
    </style:style>
    <style:style style:name="T14" style:family="text">
      <style:text-properties officeooo:rsid="0071b6e2"/>
    </style:style>
    <style:style style:name="T15" style:family="text">
      <style:text-properties officeooo:rsid="00958ebd"/>
    </style:style>
    <style:style style:name="T16" style:family="text">
      <style:text-properties officeooo:rsid="0097cb58"/>
    </style:style>
    <style:style style:name="T17" style:family="text">
      <style:text-properties officeooo:rsid="00bda45a"/>
    </style:style>
    <style:style style:name="T18" style:family="text">
      <style:text-properties officeooo:rsid="00c830a1"/>
    </style:style>
    <style:style style:name="T19" style:family="text">
      <style:text-properties officeooo:rsid="00c88527"/>
    </style:style>
    <style:style style:name="T20" style:family="text">
      <style:text-properties officeooo:rsid="00cb0f13"/>
    </style:style>
    <style:style style:name="T21" style:family="text">
      <style:text-properties fo:font-style="italic" officeooo:rsid="00d1b4c4" style:font-style-asian="italic" style:font-style-complex="italic"/>
    </style:style>
    <style:style style:name="T22" style:family="text">
      <style:text-properties fo:font-style="normal" officeooo:rsid="00d1b4c4" style:font-style-asian="normal" style:font-style-complex="normal"/>
    </style:style>
    <style:style style:name="T23" style:family="text">
      <style:text-properties style:text-underline-style="none" officeooo:rsid="004736fe"/>
    </style:style>
    <style:style style:name="T24" style:family="text">
      <style:text-properties officeooo:rsid="00dedc16"/>
    </style:style>
    <style:style style:name="T25" style:family="text">
      <style:text-properties officeooo:rsid="00e06f58"/>
    </style:style>
    <style:style style:name="T26" style:family="text">
      <style:text-properties officeooo:rsid="00e1e3f6"/>
    </style:style>
    <style:style style:name="T27" style:family="text">
      <style:text-properties officeooo:rsid="00e2313e"/>
    </style:style>
    <style:style style:name="T28" style:family="text">
      <style:text-properties officeooo:rsid="00e2d793"/>
    </style:style>
    <style:style style:name="T29" style:family="text">
      <style:text-properties officeooo:rsid="00e432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Λειτουργικά Συστήματα <text:span text:style-name="T1">Υπολογιστών</text:span></text:p>
      <text:p text:style-name="P10"/>
      <text:p text:style-name="P35">1η Εργαστηριακή Αναφορά </text:p>
      <text:p text:style-name="P1"/>
      <text:p text:style-name="P2">Θοδωρής Παπαρρηγόπουλος el18040</text:p>
      <text:p text:style-name="P2">Ορφέας Φιλιππόπουλος el18082</text:p>
      <text:p text:style-name="P2"/>
      <text:p text:style-name="P37">Άσκηση 1</text:p>
      <text:p text:style-name="P3"/>
      <text:p text:style-name="P5">Πηγαίος Κώδικας </text:p>
      <text:p text:style-name="P20"/>
      <text:p text:style-name="P23">main.c: </text:p>
      <text:p text:style-name="P23"/>
      <text:p text:style-name="P21">#include “zing.h”</text:p>
      <text:p text:style-name="P22">int main(int argc, char **argv) { <text:s text:c="2"/></text:p>
      <text:p text:style-name="P17"><text:s text:c="4"/><text:span text:style-name="T2">zing(); </text:span></text:p>
      <text:p text:style-name="P17"><text:s text:c="4"/><text:span text:style-name="T2">return 0;</text:span></text:p>
      <text:p text:style-name="P16">}</text:p>
      <text:p text:style-name="P9"/>
      <text:p text:style-name="P7">Ερωτήσεις</text:p>
      <text:p text:style-name="P15"/>
      <text:p text:style-name="P15">1) <text:span text:style-name="T3">Γενικά, η χρήση επικεφαλίδας χρησιμοποιείται προκειμένου να δηλώσουμε συναρτήσεις χωρίς την υλοποίηση τους. Οι επικεφαλίδες μας εξυπηρετούν για πολλούς σκοπούς. Αρχικά, όταν γίνεται compile ένα αρχείο που χρησιμοποιεί μία συνάρτηση, ο compiler χρειάζεται μόνο το declaration της συνάρτησης. Επίσης, όταν κάνει link τα αρχεία κάνει ξανά compile μόνο τα αρχεία που ανιχνεύει αλλαγές. Έτσι, τελικά μειώνεται ο χρόνος το compile. Επιπλέον, σε μεγάλα project, το να έχεις χωρισμένο τα αρχεία σε declaration και implementation βολεύει από άποψη ότι εύκολα ανατρέχεις να δεις τις διαθέσιμες συναρτήσεις σε κάθε αρχείο χωρίς να χρειάζεται να περνάς και τις υλοποιήσεις τις κάθε συνάρτησης.</text:span></text:p>
      <text:p text:style-name="P15"/>
      <text:p text:style-name="P18">2) <text:span text:style-name="T4">Makefile:</text:span></text:p>
      <text:p text:style-name="P19">all: main mainy</text:p>
      <text:p text:style-name="P19"/>
      <text:p text:style-name="P19">main: main.o zing.o</text:p>
      <text:p text:style-name="P19"><text:tab/>gcc -o main main.o zing.o</text:p>
      <text:p text:style-name="P19">mainy: main.o zing2.o</text:p>
      <text:p text:style-name="P19"><text:tab/>gcc -o mainy main.o zing2.o</text:p>
      <text:p text:style-name="P19"/>
      <text:p text:style-name="P19">main.o: main.c</text:p>
      <text:p text:style-name="P19"><text:tab/>gcc -Wall -c main.c</text:p>
      <text:p text:style-name="P19"/>
      <text:p text:style-name="P19">zing2.o: zing2.c</text:p>
      <text:p text:style-name="P19"><text:tab/>gcc -Wall -c zing2.c</text:p>
      <text:p text:style-name="P19"/>
      <text:p text:style-name="P19">clean:</text:p>
      <text:p text:style-name="P19"><text:tab/>rm -f main.o *~</text:p>
      <text:p text:style-name="P28"/>
      <text:p text:style-name="P28"/>
      <text:p text:style-name="P28"/>
      <text:p text:style-name="P28"/>
      <text:p text:style-name="P28"/>
      <text:p text:style-name="P28"/>
      <text:p text:style-name="P28"><text:soft-page-break/></text:p>
      <text:p text:style-name="P28">3) <text:span text:style-name="T10">Κάνουμε implement την zing() στο zing2.c ως</text:span></text:p>
      <text:p text:style-name="P28"/>
      <text:p text:style-name="P28">#include "zing2.h"</text:p>
      <text:p text:style-name="P28"/>
      <text:p text:style-name="P28">void zing(){</text:p>
      <text:p text:style-name="P29"><text:s text:c="4"/>char *s;</text:p>
      <text:p text:style-name="P28"><text:s text:c="4"/>if( ( s = getlogin() ) == NULL ) {</text:p>
      <text:p text:style-name="P28"><text:s text:c="7"/>printf( "cannot find login name\n" );</text:p>
      <text:p text:style-name="P28"><text:s text:c="4"/>} else {</text:p>
      <text:p text:style-name="P28"><text:s text:c="7"/>printf( "Hello,your login name is %s\n", s );</text:p>
      <text:p text:style-name="P28"><text:s text:c="4"/>}</text:p>
      <text:p text:style-name="P28">}</text:p>
      <text:p text:style-name="P28"/>
      <text:p text:style-name="P28">4) <text:span text:style-name="T9">Γενικά είναι good practice να σπάμε τα αρχεία μας σε υπό-αρχεία. Στη συγκεκριμένη περίπτωση, </text:span><text:span text:style-name="T23">θα</text:span><text:span text:style-name="T9"> μπορούσαμε να φτιάξουμε και ένα Makefile με τα 500 αρχεία προκειμένου να γίνεται compile μόνο στα τροποποιημένα αρχεία. Στην εντολή make, δεν εκτελούνται ξανά όλες οι εντολές παρά μόνο όσες συμπεριλαμβάνονται στα τροποποιημένα αρχεία. Έτσι, γλυτώνουμε μεγάλο ποσοστό χρόνου. </text:span></text:p>
      <text:p text:style-name="P28"/>
      <text:p text:style-name="P30">5) Αυτό που έγινε ήταν <text:span text:style-name="T12">ότι</text:span> έδωσε για εκτελέσιμο αρχείο το αρχείο που είχε τον πηγαίο κώδικα. Έτσι, ο κώδικας που έγραφε έγινε overwrite από το αποτέλεσμα του compile <text:span text:style-name="T13">(το binary file)</text:span>.</text:p>
      <text:p text:style-name="P31">Για πειραματικούς σκοπούς έφτιαξα ένα απλό αρχείο test.c <text:line-break/> <text:s/></text:p>
      <text:p text:style-name="P31">#include &lt;stdio.h&gt;</text:p>
      <text:p text:style-name="P31">int main() {<text:line-break/><text:tab/>printf(“Hello world\n”);</text:p>
      <text:p text:style-name="P31"><text:tab/>return 0;</text:p>
      <text:p text:style-name="P31">}</text:p>
      <text:p text:style-name="P31"/>
      <text:p text:style-name="P32"><text:span text:style-name="T14">Τρέξαμε </text:span>gcc -Wall -o <text:span text:style-name="T5">test</text:span>.c <text:span text:style-name="T5">test</text:span>.c</text:p>
      <text:p text:style-name="P33">Και μετά χρησιμοποιώντας το νέο test.c <text:span text:style-name="T11">τρέξαμε</text:span> ./test.c και έτρεξε κανονικά <text:span text:style-name="T6">τυπώνοντας Hello world !</text:span></text:p>
      <text:p text:style-name="P33"/>
      <text:p text:style-name="P28">Ωστόσο, τρέχοντας την ίδια εντολή σε native linux environment <text:span text:style-name="T8">με gcc (Ubuntu 7.5.0-3ubuntu1~18.04) 7.5.0</text:span> μου πέταξε το εξής error ο compiler:</text:p>
      <text:p text:style-name="P28">gcc: fatal error: input file ‘test.c’ is the same as output file</text:p>
      <text:p text:style-name="P28">compilation terminated. <text:s/></text:p>
      <text:p text:style-name="P34">Συνεπώς, ο <text:span text:style-name="T7">συνεργάτης</text:span> καλό είναι να δουλεύει locally πρώτα. </text:p>
      <text:p text:style-name="P28"/>
      <text:p text:style-name="P8"/>
      <text:p text:style-name="P51">Άσκηση 2</text:p>
      <text:p text:style-name="P2"/>
      <text:p text:style-name="P4">Πηγαίος Κώδικας </text:p>
      <text:p text:style-name="P24">Έχουμε κάνει 2 διαφορετικές υλοποιήσεις. </text:p>
      <text:p text:style-name="P24"/>
      <text:p text:style-name="P27">Η πρώτη υλοποίηση είναι με άμεση χρήση των read και write και χρήση ενός δυναμικού buffer προκειμένου να κάνουμε store τα δεδομένα που διαβάζουμε. Η δεύτερη λύση χρησιμοποιεί higher level functions προκειμένου να <text:span text:style-name="T17">γίνεται πιο γρήγορα</text:span> <text:span text:style-name="T16">και είναι υλοποιημένη με την μέθοδο του get-char από το ένα αρχείο και put-char στο αρχείο εξόδου. </text:span></text:p>
      <text:p text:style-name="P27"/>
      <text:p text:style-name="P24"><text:span text:style-name="T15">1) </text:span>=======================================================================</text:p>
      <text:p text:style-name="P24">--------------------------------<text:span text:style-name="T15">fconc</text:span>.c-----------------------------------</text:p>
      <text:p text:style-name="P24"/>
      <text:p text:style-name="P24">#include &lt;sys/types.h&gt;</text:p>
      <text:p text:style-name="P24">#include &lt;sys/stat.h&gt;</text:p>
      <text:p text:style-name="P24">#include &lt;fcntl.h&gt;</text:p>
      <text:p text:style-name="P24">#include "write_file.h"</text:p>
      <text:p text:style-name="P24">//#include "write_fun.h"</text:p>
      <text:p text:style-name="P24">#include &lt;unistd.h&gt;</text:p>
      <text:p text:style-name="P24">#include &lt;stdbool.h&gt;</text:p>
      <text:p text:style-name="P24"/>
      <text:p text:style-name="P24">struct all{ </text:p>
      <text:p text:style-name="P24"><text:s text:c="8"/>int fd;</text:p>
      <text:p text:style-name="P24"><text:s text:c="8"/>char* copy;</text:p>
      <text:p text:style-name="P24"><text:s text:c="8"/>bool boo;</text:p>
      <text:p text:style-name="P24">}; </text:p>
      <text:p text:style-name="P24">int main(int argc, char **argv){</text:p>
      <text:p text:style-name="P24"/>
      <text:p text:style-name="P24"><text:s text:c="4"/>if(argc&gt;4){</text:p>
      <text:p text:style-name="P24"><text:s text:c="8"/>printf("Too many arguments");</text:p>
      <text:p text:style-name="P24"><text:s text:c="8"/>return 0;</text:p>
      <text:p text:style-name="P24"><text:s text:c="4"/>}</text:p>
      <text:p text:style-name="P24"/>
      <text:p text:style-name="P24"><text:s text:c="4"/>struct all array[2]; </text:p>
      <text:p text:style-name="P24"/>
      <text:p text:style-name="P24"><text:s text:c="4"/>if(argc &gt; 4 || argc &lt; 3){</text:p>
      <text:p text:style-name="P24"><text:s text:c="8"/>fprintf(stderr, "You need to only add 2 or 3 arguments\n"); </text:p>
      <text:p text:style-name="P24"><text:s text:c="8"/>return 0;</text:p>
      <text:p text:style-name="P24"><text:s text:c="4"/>}</text:p>
      <text:p text:style-name="P24"/>
      <text:p text:style-name="P24"><text:s text:c="4"/>int oflags = O_CREAT | O_WRONLY | O_TRUNC; </text:p>
      <text:p text:style-name="P24"><text:s text:c="4"/>int mode = S_IRUSR | S_IWUSR;</text:p>
      <text:p text:style-name="P24"/>
      <text:p text:style-name="P24"><text:s text:c="4"/>int fd3;</text:p>
      <text:p text:style-name="P24"><text:s text:c="4"/>int i;</text:p>
      <text:p text:style-name="P24"/>
      <text:p text:style-name="P24"><text:s text:c="4"/>for(i = 0; i &lt; argc-1; i++){</text:p>
      <text:p text:style-name="P24"><text:s text:c="12"/>//printf("comparing ready\n");</text:p>
      <text:p text:style-name="P24"><text:s text:c="12"/>//printf("comparing = %d\n", strcmp(argv[i+1], "fconc.out"));</text:p>
      <text:p text:style-name="P24"><text:s text:c="12"/>if(argc==4 &amp;&amp; i == argc-1) break;</text:p>
      <text:p text:style-name="P24"><text:soft-page-break/><text:s text:c="12"/>if((*argv[i+1] == *argv[argc-1] &amp;&amp; argc == 4) || (0==strcmp(argv[i+1], "fconc.out") &amp;&amp; argc == 3)){</text:p>
      <text:p text:style-name="P24"><text:s text:c="16"/>array[i].boo = true;</text:p>
      <text:p text:style-name="P24"><text:s text:c="16"/>printf("Waring: %s is already passed as an argument and it will be overwritten, are you sure?\n", argv[argc-1]);</text:p>
      <text:p text:style-name="P24"><text:s text:c="16"/>printf("Press enter to continue or any other button and enter to do not");</text:p>
      <text:p text:style-name="P24"><text:s text:c="16"/></text:p>
      <text:p text:style-name="P24"><text:s text:c="16"/>char c;</text:p>
      <text:p text:style-name="P24"><text:s text:c="4"/></text:p>
      <text:p text:style-name="P24"><text:s text:c="16"/>scanf("%c",&amp;c);</text:p>
      <text:p text:style-name="P24"/>
      <text:p text:style-name="P24"><text:s text:c="16"/>if(c == 10){</text:p>
      <text:p text:style-name="P24"><text:s text:c="24"/>continue;</text:p>
      <text:p text:style-name="P24"><text:s text:c="16"/>}</text:p>
      <text:p text:style-name="P24"><text:s text:c="16"/>else return 0;</text:p>
      <text:p text:style-name="P24"/>
      <text:p text:style-name="P24"><text:s text:c="8"/>}</text:p>
      <text:p text:style-name="P24"><text:s text:c="4"/>}</text:p>
      <text:p text:style-name="P24"/>
      <text:p text:style-name="P24"><text:s text:c="4"/>FILE* files[argc-2];</text:p>
      <text:p text:style-name="P24"><text:s text:c="4"/>int counter = 0;</text:p>
      <text:p text:style-name="P24"><text:s text:c="4"/>for(i = 0; i&lt;2; i++){</text:p>
      <text:p text:style-name="P24"><text:s text:c="8"/>if(array[i].boo == true){</text:p>
      <text:p text:style-name="P24"><text:s text:c="16"/>printf("i am bored\n");</text:p>
      <text:p text:style-name="P24"><text:s text:c="16"/>counter = counter+1;</text:p>
      <text:p text:style-name="P24"><text:s text:c="16"/>array[i].fd = open(argv[i+1], O_RDONLY);</text:p>
      <text:p text:style-name="P24"><text:s text:c="16"/>if(array[i].fd == -1){</text:p>
      <text:p text:style-name="P24"><text:s text:c="16"/>printf("%s: No such file or directory \n", argv[i+1]);</text:p>
      <text:p text:style-name="P24"><text:s text:c="16"/>exit(1);</text:p>
      <text:p text:style-name="P24"><text:s text:c="16"/>} </text:p>
      <text:p text:style-name="P24"/>
      <text:p text:style-name="P24"><text:s text:c="16"/>files[i] = fdopen(array[i].fd, "r");</text:p>
      <text:p text:style-name="P24"/>
      <text:p text:style-name="P24"><text:s text:c="16"/>fseek(files[i], 0L, SEEK_END);</text:p>
      <text:p text:style-name="P24"><text:s text:c="16"/>long int res = ftell(files[i]); // it affects array[i].fd too</text:p>
      <text:p text:style-name="P24"><text:s text:c="16"/>//fseek(fp, 0L, SEEK_SET); it doesnt affect array[i].fd</text:p>
      <text:p text:style-name="P24"><text:s text:c="16"/>fclose(files[i]);</text:p>
      <text:p text:style-name="P24"/>
      <text:p text:style-name="P24"><text:s text:c="16"/>array[i].fd = open(argv[i+1], O_RDONLY);</text:p>
      <text:p text:style-name="P24"/>
      <text:p text:style-name="P24"><text:s text:c="16"/>array[i].copy = (char *)calloc(res+1, sizeof(char));</text:p>
      <text:p text:style-name="P24"/>
      <text:p text:style-name="P24"><text:s text:c="16"/>ssize_t rcnt1 = 0;</text:p>
      <text:p text:style-name="P24"/>
      <text:p text:style-name="P24"><text:s text:c="16"/>for(;;){</text:p>
      <text:p text:style-name="P24"><text:s text:c="24"/>rcnt1 = read(array[i].fd, array[i].copy, res);</text:p>
      <text:p text:style-name="P24"><text:s text:c="24"/>if(rcnt1 == 0){</text:p>
      <text:p text:style-name="P24"><text:s text:c="33"/>break;</text:p>
      <text:p text:style-name="P24"><text:s text:c="24"/>}</text:p>
      <text:p text:style-name="P24"/>
      <text:p text:style-name="P24"><text:s text:c="24"/>if(rcnt1 == -1){</text:p>
      <text:p text:style-name="P24"><text:s text:c="32"/>perror("read");</text:p>
      <text:p text:style-name="P24"><text:soft-page-break/><text:s text:c="32"/>exit(1);</text:p>
      <text:p text:style-name="P24"><text:s text:c="25"/>}</text:p>
      <text:p text:style-name="P24"/>
      <text:p text:style-name="P24"><text:s text:c="16"/>}</text:p>
      <text:p text:style-name="P24"><text:s text:c="16"/>printf("this is the one: %s\n", array[i].copy);</text:p>
      <text:p text:style-name="P24"><text:s text:c="8"/>}</text:p>
      <text:p text:style-name="P24"><text:s text:c="4"/>}</text:p>
      <text:p text:style-name="P24"/>
      <text:p text:style-name="P24"><text:s text:c="3"/>if(argc == 4) fd3 = open(argv[argc-1], oflags, mode);</text:p>
      <text:p text:style-name="P24"><text:s text:c="3"/>else fd3 = open("fconc.out", oflags, mode);</text:p>
      <text:p text:style-name="P24"/>
      <text:p text:style-name="P24"/>
      <text:p text:style-name="P24"/>
      <text:p text:style-name="P24"/>
      <text:p text:style-name="P24"><text:s text:c="3"/>for(i = 0; i&lt;argc-1; i++){</text:p>
      <text:p text:style-name="P24"><text:s text:c="8"/>if(argc==4 &amp;&amp; i == argc-2) break;</text:p>
      <text:p text:style-name="P24"><text:s text:c="8"/>write_file(fd3, argv[i+1], array[i].fd, array[i].copy, array[i].boo);</text:p>
      <text:p text:style-name="P24"><text:s text:c="3"/>}</text:p>
      <text:p text:style-name="P24"/>
      <text:p text:style-name="P24"/>
      <text:p text:style-name="P24">// <text:s text:c="2"/>printf("counter: %d\n", counter); </text:p>
      <text:p text:style-name="P24"><text:s text:c="5"/>for(i = 0; i&lt;counter; i++){</text:p>
      <text:p text:style-name="P24"><text:s text:c="8"/>if(0 == strcmp(array[i].copy, "")) continue;</text:p>
      <text:p text:style-name="P24"><text:s text:c="8"/>free(array[i].copy);</text:p>
      <text:p text:style-name="P24"><text:s text:c="8"/>//printf("hallo there\n");</text:p>
      <text:p text:style-name="P24"><text:s text:c="3"/>}</text:p>
      <text:p text:style-name="P24"><text:s text:c="2"/></text:p>
      <text:p text:style-name="P24"><text:s text:c="3"/>return 0;</text:p>
      <text:p text:style-name="P24">} </text:p>
      <text:p text:style-name="P24"/>
      <text:p text:style-name="P24"/>
      <text:p text:style-name="P53">------------------------------------end of main----------------------------------- </text:p>
      <text:p text:style-name="P53"/>
      <text:p text:style-name="P24"/>
      <text:p text:style-name="P24">------------------------------------WRITE_FILE-------------------------------------------</text:p>
      <text:p text:style-name="P24"/>
      <text:p text:style-name="P24">-----------------------------------write_file.h------------------------------------------</text:p>
      <text:p text:style-name="P24"/>
      <text:p text:style-name="P24">#ifndef WRITE_FILE_H</text:p>
      <text:p text:style-name="P24">#define WRITE_FILE_H</text:p>
      <text:p text:style-name="P24">#include "write_fun.h"</text:p>
      <text:p text:style-name="P24">#include &lt;unistd.h&gt;</text:p>
      <text:p text:style-name="P24">#include &lt;sys/types.h&gt;</text:p>
      <text:p text:style-name="P24">#include &lt;sys/stat.h&gt;</text:p>
      <text:p text:style-name="P24">#include &lt;fcntl.h&gt;</text:p>
      <text:p text:style-name="P24">#include &lt;stdlib.h&gt;</text:p>
      <text:p text:style-name="P24">#include &lt;string.h&gt;</text:p>
      <text:p text:style-name="P24">#include &lt;stdbool.h&gt;</text:p>
      <text:p text:style-name="P24"/>
      <text:p text:style-name="P24">void write_file(int fd, const char *infile, int fd_inn, <text:s/>char* buff, bool boo);</text:p>
      <text:p text:style-name="P24"/>
      <text:p text:style-name="P24">#endif</text:p>
      <text:p text:style-name="P24"><text:soft-page-break/></text:p>
      <text:p text:style-name="P24"/>
      <text:p text:style-name="P24">-----------------------------------write_file.c------------------------------------------</text:p>
      <text:p text:style-name="P24"/>
      <text:p text:style-name="P24">#include "write_file.h"</text:p>
      <text:p text:style-name="P24"/>
      <text:p text:style-name="P24"/>
      <text:p text:style-name="P24">void <text:s/>write_file(int fd, const char *infile, int fd_inn, char* buff, bool boo){</text:p>
      <text:p text:style-name="P24"/>
      <text:p text:style-name="P24"><text:s text:c="8"/>if(boo == true){</text:p>
      <text:p text:style-name="P24"><text:s text:c="16"/>doWrite(fd, buff, strlen(buff));</text:p>
      <text:p text:style-name="P24"/>
      <text:p text:style-name="P24"><text:s text:c="8"/>}</text:p>
      <text:p text:style-name="P24"><text:s text:c="8"/>else{</text:p>
      <text:p text:style-name="P24"/>
      <text:p text:style-name="P24"><text:s text:c="16"/>int fd1;</text:p>
      <text:p text:style-name="P24"><text:s text:c="16"/>fd1 = open(infile, O_RDONLY);</text:p>
      <text:p text:style-name="P24"/>
      <text:p text:style-name="P24"/>
      <text:p text:style-name="P24"><text:s text:c="16"/>if(fd1 == -1){</text:p>
      <text:p text:style-name="P24"><text:s text:c="24"/>printf("%s: No such file or directory \n", infile);</text:p>
      <text:p text:style-name="P24"><text:s text:c="24"/>exit(1);</text:p>
      <text:p text:style-name="P24"><text:s text:c="16"/>}</text:p>
      <text:p text:style-name="P24"/>
      <text:p text:style-name="P24"><text:s text:c="16"/>FILE * fp = fdopen(fd1, "r");</text:p>
      <text:p text:style-name="P24"/>
      <text:p text:style-name="P24"><text:s text:c="16"/>fseek(fp, 0L, SEEK_END);</text:p>
      <text:p text:style-name="P24"><text:s text:c="16"/>long int res = ftell(fp); // it affects fd1 too</text:p>
      <text:p text:style-name="P24"><text:s text:c="8"/>// <text:s text:c="5"/>fseek(fp, 0L, SEEK_SET); it doesnt affect fd1</text:p>
      <text:p text:style-name="P24"/>
      <text:p text:style-name="P24"><text:s text:c="16"/>fd1 = open(infile, O_RDONLY);</text:p>
      <text:p text:style-name="P24"/>
      <text:p text:style-name="P24"><text:s text:c="16"/>char * con;</text:p>
      <text:p text:style-name="P24"><text:s text:c="16"/>con = (char *)calloc(res+1, sizeof(char));</text:p>
      <text:p text:style-name="P24"/>
      <text:p text:style-name="P24"/>
      <text:p text:style-name="P24"/>
      <text:p text:style-name="P24"><text:s text:c="16"/>ssize_t rcnt1 = 0;</text:p>
      <text:p text:style-name="P24"/>
      <text:p text:style-name="P24"><text:s text:c="16"/>for(;;){</text:p>
      <text:p text:style-name="P24"/>
      <text:p text:style-name="P24"><text:s text:c="24"/>rcnt1 = read(fd1, con, res);</text:p>
      <text:p text:style-name="P24"><text:s text:c="24"/>if(rcnt1 == 0){</text:p>
      <text:p text:style-name="P24"><text:s text:c="32"/>break;</text:p>
      <text:p text:style-name="P24"><text:s text:c="24"/>}</text:p>
      <text:p text:style-name="P24"><text:s text:c="6"/></text:p>
      <text:p text:style-name="P24"><text:s text:c="24"/>if(rcnt1 == -1){</text:p>
      <text:p text:style-name="P24"><text:s text:c="32"/>perror("read"); </text:p>
      <text:p text:style-name="P24"><text:s text:c="32"/>exit(1);</text:p>
      <text:p text:style-name="P24"><text:s text:c="24"/>}</text:p>
      <text:p text:style-name="P24"><text:s text:c="24"/></text:p>
      <text:p text:style-name="P24"><text:s text:c="16"/>} <text:s text:c="14"/></text:p>
      <text:p text:style-name="P24"><text:soft-page-break/><text:s text:c="4"/></text:p>
      <text:p text:style-name="P24"><text:s text:c="16"/>//con[res-1] = 0; without \n between the files </text:p>
      <text:p text:style-name="P24"><text:s text:c="4"/></text:p>
      <text:p text:style-name="P24"><text:s text:c="16"/>doWrite(fd, con, strlen(con));</text:p>
      <text:p text:style-name="P24"><text:s text:c="24"/></text:p>
      <text:p text:style-name="P24"><text:s text:c="16"/>if(close(fd1) == -1){</text:p>
      <text:p text:style-name="P24"><text:s text:c="24"/>printf("error closing file %s", infile);</text:p>
      <text:p text:style-name="P24"><text:s text:c="24"/>exit(1);</text:p>
      <text:p text:style-name="P24"><text:s text:c="16"/>}</text:p>
      <text:p text:style-name="P24"/>
      <text:p text:style-name="P24"><text:s text:c="16"/>free(con);</text:p>
      <text:p text:style-name="P24"><text:s text:c="16"/>fclose(fp);</text:p>
      <text:p text:style-name="P24"><text:s text:c="8"/>}</text:p>
      <text:p text:style-name="P24">}</text:p>
      <text:p text:style-name="P24"/>
      <text:p text:style-name="P24"/>
      <text:p text:style-name="P24"/>
      <text:p text:style-name="P24">-----------------------------------WRITE_FUN--------------------------------------------</text:p>
      <text:p text:style-name="P24"/>
      <text:p text:style-name="P24">-----------------------------------write_fun.h------------------------------------------</text:p>
      <text:p text:style-name="P24"/>
      <text:p text:style-name="P24">#ifndef WRITE_FUN_H</text:p>
      <text:p text:style-name="P24">#define WRITE_FUN_H</text:p>
      <text:p text:style-name="P24"/>
      <text:p text:style-name="P24">#include &lt;stdio.h&gt;</text:p>
      <text:p text:style-name="P24">#include &lt;unistd.h&gt;</text:p>
      <text:p text:style-name="P24">#include &lt;stdlib.h&gt;</text:p>
      <text:p text:style-name="P24"/>
      <text:p text:style-name="P24">void <text:s/>doWrite(int fd, char * <text:s/>buff, int len);</text:p>
      <text:p text:style-name="P24"/>
      <text:p text:style-name="P24">#endif</text:p>
      <text:p text:style-name="P24"/>
      <text:p text:style-name="P24"/>
      <text:p text:style-name="P24">-----------------------------------write_fun.c------------------------------------------</text:p>
      <text:p text:style-name="P24"/>
      <text:p text:style-name="P24">#include "write_fun.h"</text:p>
      <text:p text:style-name="P24"/>
      <text:p text:style-name="P24"/>
      <text:p text:style-name="P24">void <text:s/>doWrite(int fd, char * <text:s/>buff, int len){</text:p>
      <text:p text:style-name="P24"><text:s text:c="8"/>int idx = 0;</text:p>
      <text:p text:style-name="P24"><text:s text:c="8"/>idx = 0;</text:p>
      <text:p text:style-name="P24"><text:s text:c="8"/>int wcnt;</text:p>
      <text:p text:style-name="P24"><text:s text:c="8"/>do {</text:p>
      <text:p text:style-name="P24"><text:s text:c="12"/>wcnt = write(fd, buff + idx, len - idx);</text:p>
      <text:p text:style-name="P24"><text:s text:c="12"/>if(wcnt == -1){</text:p>
      <text:p text:style-name="P24"><text:s text:c="16"/>perror("write");</text:p>
      <text:p text:style-name="P24"><text:s text:c="16"/>exit(1);</text:p>
      <text:p text:style-name="P24"><text:s text:c="12"/>}</text:p>
      <text:p text:style-name="P24"><text:s text:c="12"/>else{</text:p>
      <text:p text:style-name="P24"><text:s text:c="12"/>idx += wcnt;</text:p>
      <text:p text:style-name="P24"><text:s text:c="12"/>}</text:p>
      <text:p text:style-name="P24"><text:s text:c="8"/>} while (idx &lt; len);</text:p>
      <text:p text:style-name="P24"><text:soft-page-break/></text:p>
      <text:p text:style-name="P24">}</text:p>
      <text:p text:style-name="P24">-------------------------------------------------------------------------------------------</text:p>
      <text:p text:style-name="P24"/>
      <text:p text:style-name="P24"/>
      <text:p text:style-name="P24">=======================================END_OF_CODE=========================================</text:p>
      <text:p text:style-name="P24"><text:span text:style-name="T15">2</text:span>)</text:p>
      <text:p text:style-name="P26">#include &lt;stdio.h&gt;</text:p>
      <text:p text:style-name="P26">#include &lt;string.h&gt;</text:p>
      <text:p text:style-name="P26">#include &lt;stdlib.h&gt;</text:p>
      <text:p text:style-name="P26"/>
      <text:p text:style-name="P26">#define defaultOutput "fconc.out" </text:p>
      <text:p text:style-name="P26">#define defaultOutput2 "fconc_2.out"</text:p>
      <text:p text:style-name="P26">#define defaultOutput3 "fconc_3.out"</text:p>
      <text:p text:style-name="P26"/>
      <text:p text:style-name="P26">int main(int argc, char **argv) { <text:s text:c="2"/></text:p>
      <text:p text:style-name="P26"><text:s text:c="4"/>FILE *inputFile1, *inputFile2; <text:s/></text:p>
      <text:p text:style-name="P26"><text:s text:c="4"/>FILE *outputFile;</text:p>
      <text:p text:style-name="P26"/>
      <text:p text:style-name="P26"><text:s text:c="4"/>/* Check if number of arguments is correct, if not show message to standard error */</text:p>
      <text:p text:style-name="P26"><text:s text:c="4"/>if (argc != 3 &amp;&amp; argc != 4) {</text:p>
      <text:p text:style-name="P26"><text:s text:c="8"/>fprintf(stderr, "Usage: ./fconc infile1 infile2 [outfile (default:fconc.out)]\n");</text:p>
      <text:p text:style-name="P26"><text:s text:c="8"/>return 0;</text:p>
      <text:p text:style-name="P26"><text:s text:c="4"/>} <text:s/></text:p>
      <text:p text:style-name="P26"><text:s/></text:p>
      <text:p text:style-name="P26"><text:s text:c="4"/>/* Open the 2 input files */</text:p>
      <text:p text:style-name="P26"><text:s text:c="4"/>inputFile1 = fopen(argv[1],"r");</text:p>
      <text:p text:style-name="P26"><text:s text:c="4"/>if (inputFile1 == NULL) {</text:p>
      <text:p text:style-name="P26"><text:s text:c="4"/><text:tab/>fprintf(stderr, "%s: No such file or directory\n", argv[1]);</text:p>
      <text:p text:style-name="P26"><text:s text:c="4"/><text:tab/>exit(EXIT_FAILURE);</text:p>
      <text:p text:style-name="P26"><text:s text:c="4"/>}</text:p>
      <text:p text:style-name="P26"/>
      <text:p text:style-name="P26"><text:s text:c="4"/>inputFile2 = fopen(argv[2], "r");</text:p>
      <text:p text:style-name="P26"><text:s text:c="4"/>if (inputFile2 == NULL) {</text:p>
      <text:p text:style-name="P26"><text:s text:c="4"/><text:tab/>fclose(inputFile1);</text:p>
      <text:p text:style-name="P26"><text:s text:c="4"/><text:tab/>fprintf(stderr, "%s: No such file or directory\n", argv[2]);</text:p>
      <text:p text:style-name="P26"><text:s text:c="4"/><text:tab/>exit(EXIT_FAILURE);</text:p>
      <text:p text:style-name="P26"><text:s text:c="4"/>}</text:p>
      <text:p text:style-name="P26"><text:s text:c="4"/></text:p>
      <text:p text:style-name="P26"><text:s text:c="4"/>/* Open the output file */ <text:s/></text:p>
      <text:p text:style-name="P26"><text:s text:c="4"/>if (argc == 3) {</text:p>
      <text:p text:style-name="P26"><text:s text:c="8"/>if ( !((strcmp(argv[1], defaultOutput) == 0) | (strcmp(argv[2], defaultOutput) == 0) )){</text:p>
      <text:p text:style-name="P26"><text:s text:c="12"/>outputFile = fopen(defaultOutput, "w+");</text:p>
      <text:p text:style-name="P26"><text:s text:c="12"/>printf("Output file is at: %s\n", defaultOutput);</text:p>
      <text:p text:style-name="P26"><text:s text:c="8"/>} </text:p>
      <text:p text:style-name="P26"><text:s text:c="8"/>else if(! ((strcmp(argv[1], defaultOutput2) == 0) | (strcmp(argv[2], defaultOutput2) == 0) ) ) {</text:p>
      <text:p text:style-name="P26"><text:s text:c="12"/>outputFile = fopen(defaultOutput2, "w+");</text:p>
      <text:p text:style-name="P26"><text:s text:c="12"/>printf("Output file is at: %s\n", defaultOutput2);</text:p>
      <text:p text:style-name="P26"><text:s text:c="8"/>} </text:p>
      <text:p text:style-name="P26"><text:s text:c="8"/>else {</text:p>
      <text:p text:style-name="P26"><text:s text:c="12"/>outputFile = fopen(defaultOutput3, "w+");</text:p>
      <text:p text:style-name="P26"><text:soft-page-break/><text:s text:c="12"/>printf("Output file is at: %s\n", defaultOutput3 );</text:p>
      <text:p text:style-name="P26"><text:s text:c="8"/>} </text:p>
      <text:p text:style-name="P26"><text:s text:c="4"/>}</text:p>
      <text:p text:style-name="P26"><text:s text:c="4"/>else { <text:s text:c="3"/>/* argc == 4 */</text:p>
      <text:p text:style-name="P26"><text:s text:c="8"/>if (! ((strcmp(argv[1], argv[3]) == 0) | (strcmp(argv[2], argv[3]) == 0) )) {</text:p>
      <text:p text:style-name="P26"><text:s text:c="12"/>/* Print to argv[3] */</text:p>
      <text:p text:style-name="P26"><text:s text:c="12"/>outputFile = fopen(argv[3], "w+");</text:p>
      <text:p text:style-name="P26"><text:s text:c="12"/>printf("Output file is: %s\n", argv[3]);</text:p>
      <text:p text:style-name="P26"><text:s text:c="8"/>}</text:p>
      <text:p text:style-name="P26"><text:s text:c="8"/>else { </text:p>
      <text:p text:style-name="P26"><text:s text:c="12"/>/* Output file is the same with input -&gt; It will be overwritten */</text:p>
      <text:p text:style-name="P26"><text:s text:c="12"/>if ( !((strcmp(argv[1], defaultOutput) == 0) | (strcmp(argv[2], defaultOutput) == 0) )){</text:p>
      <text:p text:style-name="P26"><text:s text:c="16"/>outputFile = fopen(defaultOutput, "w+");</text:p>
      <text:p text:style-name="P26"><text:s text:c="16"/>printf("Output file is at: %s\n", defaultOutput);</text:p>
      <text:p text:style-name="P26"><text:s text:c="12"/>} </text:p>
      <text:p text:style-name="P26"><text:s text:c="12"/>else if(! ((strcmp(argv[1], defaultOutput2) == 0) | (strcmp(argv[2], defaultOutput2) == 0) ) ) {</text:p>
      <text:p text:style-name="P26"><text:s text:c="16"/>outputFile = fopen(defaultOutput2, "w+");</text:p>
      <text:p text:style-name="P26"><text:s text:c="16"/>printf("Output file is at: %s\n", defaultOutput2);</text:p>
      <text:p text:style-name="P26"><text:s text:c="12"/>} </text:p>
      <text:p text:style-name="P26"><text:s text:c="12"/>else {</text:p>
      <text:p text:style-name="P26"><text:s text:c="16"/>outputFile = fopen(defaultOutput3, "w+");</text:p>
      <text:p text:style-name="P26"><text:s text:c="16"/>printf("Output file is at: %s\n", defaultOutput3 );</text:p>
      <text:p text:style-name="P26"><text:s text:c="12"/>} </text:p>
      <text:p text:style-name="P26"><text:s text:c="8"/>}</text:p>
      <text:p text:style-name="P26"><text:s text:c="4"/>} </text:p>
      <text:p text:style-name="P26"/>
      <text:p text:style-name="P26"><text:s text:c="4"/>/* Read from files character by character and immediately </text:p>
      <text:p text:style-name="P26"><text:s text:c="8"/>write to the output file (char by char)*/ </text:p>
      <text:p text:style-name="P26"><text:s text:c="4"/>char ch;</text:p>
      <text:p text:style-name="P26"><text:s text:c="4"/>while((ch = fgetc(inputFile1)) != EOF) { </text:p>
      <text:p text:style-name="P26"><text:s text:c="8"/>fputc(ch,outputFile);</text:p>
      <text:p text:style-name="P26"><text:s text:c="4"/>} </text:p>
      <text:p text:style-name="P26"><text:s/><text:tab/></text:p>
      <text:p text:style-name="P26"><text:s text:c="4"/>while((ch = fgetc(inputFile2)) != EOF) {</text:p>
      <text:p text:style-name="P26"><text:s text:c="8"/>fputc(ch,outputFile);</text:p>
      <text:p text:style-name="P26"><text:s text:c="4"/>}</text:p>
      <text:p text:style-name="P26"/>
      <text:p text:style-name="P26"><text:s text:c="4"/>fclose(inputFile1);</text:p>
      <text:p text:style-name="P26"><text:s text:c="4"/>fclose(inputFile2);</text:p>
      <text:p text:style-name="P26"><text:s text:c="4"/>fclose(outputFile);</text:p>
      <text:p text:style-name="P26"/>
      <text:p text:style-name="P26"><text:s text:c="4"/>return 0;</text:p>
      <text:p text:style-name="P26">}</text:p>
      <text:p text:style-name="P25"/>
      <text:p text:style-name="P40"><text:s/></text:p>
      <text:p text:style-name="P40"/>
      <text:p text:style-name="P40"/>
      <text:p text:style-name="P40"/>
      <text:p text:style-name="P40"/>
      <text:p text:style-name="P40"/>
      <text:p text:style-name="P40"/>
      <text:p text:style-name="P6"><text:soft-page-break/>Ερωτήσεις</text:p>
      <text:p text:style-name="P39"/>
      <text:p text:style-name="P49">Τρέξαμε την εντολή strace ./fconc A B C στα 2 προγράμματα και αντίστοιχα λάβαμε τις εξής απαντήσεις. Τα δεδομένα που μας ενδιαφέρουν τα έχουμε βάλει σε μεγαλύτερη γραμματοσειρά. </text:p>
      <text:p text:style-name="P48">Βλέπουμε πως στην δεύτερη λύση τα system calls είναι αρκετά μειωμένα! </text:p>
      <text:p text:style-name="P48"/>
      <text:p text:style-name="P60">Σχόλια:</text:p>
      <text:p text:style-name="P61">Παρατηρούμε ότι έχουμε κάποια συγκεκριμένα system calls προκειμένου να κάνουμε read/write τα αρχεία. </text:p>
      <text:p text:style-name="P58">Στην πρώτη περίπτωση <text:span text:style-name="T24">έχουμε συνολικά,</text:span></text:p>
      <text:p text:style-name="P59">--<text:span text:style-name="T24">&gt; 6 read calls</text:span></text:p>
      <text:p text:style-name="P58">--<text:span text:style-name="T24">&gt; 8 write calls</text:span></text:p>
      <text:p text:style-name="P58">--<text:span text:style-name="T24">&gt; 5 openat calls</text:span></text:p>
      <text:p text:style-name="P58">--<text:span text:style-name="T24">&gt; 2 fcntl calls</text:span></text:p>
      <text:p text:style-name="P58">--<text:span text:style-name="T25">&gt; 4 fstat calls</text:span></text:p>
      <text:p text:style-name="P58">--<text:span text:style-name="T26">&gt; 2 lseek calls</text:span></text:p>
      <text:p text:style-name="P58">--<text:span text:style-name="T27">&gt; 3 close calls</text:span></text:p>
      <text:p text:style-name="P58"/>
      <text:p text:style-name="P64">Στην δεύτερη περίπτωση έχουμε συνολικά, </text:p>
      <text:p text:style-name="P58">--<text:span text:style-name="T28">&gt; 4 read calls</text:span></text:p>
      <text:p text:style-name="P58">--<text:span text:style-name="T28">&gt; 2 write calls</text:span></text:p>
      <text:p text:style-name="P63">--&gt; 3 openat calls</text:p>
      <text:p text:style-name="P63">--&gt; 4 fstat calls</text:p>
      <text:p text:style-name="P63">--<text:span text:style-name="T29">&gt; 3 close calls </text:span></text:p>
      <text:p text:style-name="P50"/>
      <text:list xml:id="list2773964724" text:style-name="L1">
        <text:list-item>
          <text:p text:style-name="P54">Στον πρώτο πηγαίο κώδικα αντιστοιχεί : </text:p>
        </text:list-item>
      </text:list>
      <text:p text:style-name="P38"/>
      <text:p text:style-name="P12">thodpap@thodpap:~/Documents/Σχολή/University/ComputerFlow/OperationalSystems/Labab/2nd Exercise(Orfeas)$ strace ./fconc A B C</text:p>
      <text:p text:style-name="P12">execve("./fconc", ["./fconc", "A", "B", "C"], 0x7ffd186d0268 /* 70 vars */) = 0</text:p>
      <text:p text:style-name="P12">brk(NULL) <text:s text:c="30"/>= 0x55e52ef8e000</text:p>
      <text:p text:style-name="P12">access("/etc/ld.so.nohwcap", F_OK) <text:s text:c="5"/>= -1 ENOENT (No such file or directory)</text:p>
      <text:p text:style-name="P12">access("/etc/ld.so.preload", R_OK) <text:s text:c="5"/>= -1 ENOENT (No such file or directory)</text:p>
      <text:p text:style-name="P12">openat(AT_FDCWD, "/etc/ld.so.cache", O_RDONLY|O_CLOEXEC) = 3</text:p>
      <text:p text:style-name="P12">fstat(3, {st_mode=S_IFREG|0644, st_size=209156, ...}) = 0</text:p>
      <text:p text:style-name="P12">mmap(NULL, 209156, PROT_READ, MAP_PRIVATE, 3, 0) = 0x7f9cf2249000</text:p>
      <text:p text:style-name="P12">close(3) <text:s text:c="31"/>= 0</text:p>
      <text:p text:style-name="P12">access("/etc/ld.so.nohwcap", F_OK) <text:s text:c="5"/>= -1 ENOENT (No such file or directory)</text:p>
      <text:p text:style-name="P12">openat(AT_FDCWD, "/lib/x86_64-linux-gnu/libc.so.6", O_RDONLY|O_CLOEXEC) = 3</text:p>
      <text:p text:style-name="P12">read(3, "\177ELF\2\1\1\3\0\0\0\0\0\0\0\0\3\0&gt;\0\1\0\0\0\20\35\2\0\0\0\0\0"..., 832) = 832</text:p>
      <text:p text:style-name="P12">fstat(3, {st_mode=S_IFREG|0755, st_size=2030928, ...}) = 0</text:p>
      <text:p text:style-name="P12">mmap(NULL, 8192, PROT_READ|PROT_WRITE, MAP_PRIVATE|MAP_ANONYMOUS, -1, 0) = 0x7f9cf2247000</text:p>
      <text:p text:style-name="P12">mmap(NULL, 4131552, PROT_READ|PROT_EXEC, MAP_PRIVATE|MAP_DENYWRITE, 3, 0) = 0x7f9cf1c63000</text:p>
      <text:p text:style-name="P12">mprotect(0x7f9cf1e4a000, 2097152, PROT_NONE) = 0</text:p>
      <text:p text:style-name="P12">mmap(0x7f9cf204a000, 24576, PROT_READ|PROT_WRITE, MAP_PRIVATE|MAP_FIXED|MAP_DENYWRITE, 3, 0x1e7000) = 0x7f9cf204a000</text:p>
      <text:p text:style-name="P12">mmap(0x7f9cf2050000, 15072, PROT_READ|PROT_WRITE, MAP_PRIVATE|MAP_FIXED|MAP_ANONYMOUS, -1, 0) = 0x7f9cf2050000</text:p>
      <text:p text:style-name="P12">close(3) <text:s text:c="31"/>= 0</text:p>
      <text:p text:style-name="P12">arch_prctl(ARCH_SET_FS, 0x7f9cf2248500) = 0</text:p>
      <text:p text:style-name="P12">mprotect(0x7f9cf204a000, 16384, PROT_READ) = 0</text:p>
      <text:p text:style-name="P12">mprotect(0x55e52e209000, 4096, PROT_READ) = 0</text:p>
      <text:p text:style-name="P12">mprotect(0x7f9cf227d000, 4096, PROT_READ) = 0</text:p>
      <text:p text:style-name="P12">munmap(0x7f9cf2249000, 209156) <text:s text:c="9"/>= 0</text:p>
      <text:p text:style-name="P12">fstat(1, {st_mode=S_IFCHR|0620, st_rdev=makedev(136, 0), ...}) = 0</text:p>
      <text:p text:style-name="P12">brk(NULL) <text:s text:c="30"/>= 0x55e52ef8e000</text:p>
      <text:p text:style-name="P12">brk(0x55e52efaf000) <text:s text:c="20"/>= 0x55e52efaf000</text:p>
      <text:p text:style-name="P41">write(1, "Nubmer of arguments: 4 \n", 24Nubmer of arguments: 4 ) = 24</text:p>
      <text:p text:style-name="P41">write(1, "we go a true one\n", 17we go a true one) <text:s text:c="5"/>= 17</text:p>
      <text:p text:style-name="P41">openat(AT_FDCWD, "A", O_RDONLY) <text:s text:c="8"/>= 3</text:p>
      <text:p text:style-name="P41"><text:soft-page-break/>fcntl(3, F_GETFL) <text:s text:c="22"/>= 0x8000 (flags O_RDONLY|O_LARGEFILE)</text:p>
      <text:p text:style-name="P41">fstat(3, {st_mode=S_IFREG|0644, st_size=34, ...}) = 0</text:p>
      <text:p text:style-name="P41">fstat(3, {st_mode=S_IFREG|0644, st_size=34, ...}) = 0</text:p>
      <text:p text:style-name="P41">lseek(3, 0, SEEK_SET) <text:s text:c="18"/>= 0</text:p>
      <text:p text:style-name="P41">read(3, "This is a test1.\nThis is a test1"..., 34) = 34</text:p>
      <text:p text:style-name="P41">close(3) <text:s text:c="31"/>= 0</text:p>
      <text:p text:style-name="P41">openat(AT_FDCWD, "A", O_RDONLY) <text:s text:c="8"/>= 3</text:p>
      <text:p text:style-name="P41">write(1, "3\n", 23) <text:s text:c="21"/>= 2</text:p>
      <text:p text:style-name="P41">write(1, "hallo there\n", 12hallo there) <text:s text:c="10"/>= 12</text:p>
      <text:p text:style-name="P41">read(3, "This is a test1.\nThis is a test1"..., 34) = 34</text:p>
      <text:p text:style-name="P41">write(1, "hallo there\n", 12hallo there) <text:s text:c="10"/>= 12</text:p>
      <text:p text:style-name="P41">read(3, "", 34) <text:s text:c="24"/>= 0</text:p>
      <text:p text:style-name="P41">openat(AT_FDCWD, "C", O_WRONLY|O_CREAT|O_TRUNC, 0600) = 4</text:p>
      <text:p text:style-name="P41">write(1, "4\n", 24) <text:s text:c="21"/>= 2</text:p>
      <text:p text:style-name="P41">write(4, "This is a test1.\nThis is a test1"..., 34) = 34</text:p>
      <text:p text:style-name="P41">openat(AT_FDCWD, "B", O_RDONLY) <text:s text:c="8"/>= 5</text:p>
      <text:p text:style-name="P41">fcntl(5, F_GETFL) <text:s text:c="22"/>= 0x8000 (flags O_RDONLY|O_LARGEFILE)</text:p>
      <text:p text:style-name="P41">fstat(5, {st_mode=S_IFREG|0644, st_size=42, ...}) = 0</text:p>
      <text:p text:style-name="P41">fstat(5, {st_mode=S_IFREG|0644, st_size=42, ...}) = 0</text:p>
      <text:p text:style-name="P41">lseek(5, 0, SEEK_SET) <text:s text:c="18"/>= 0</text:p>
      <text:p text:style-name="P41">read(5, "This is a test1.\nThis is the sec"..., 42) = 42</text:p>
      <text:p text:style-name="P41">openat(AT_FDCWD, "B", O_RDONLY) <text:s text:c="8"/>= 6</text:p>
      <text:p text:style-name="P41">read(6, "This is a test1.\nThis is the sec"..., 42) = 42</text:p>
      <text:p text:style-name="P41">read(6, "", 42) <text:s text:c="24"/>= 0</text:p>
      <text:p text:style-name="P41">write(4, "This is a test1.\nThis is the sec"..., 42) = 42</text:p>
      <text:p text:style-name="P41">close(6) <text:s text:c="31"/>= 0</text:p>
      <text:p text:style-name="P41">close(5) <text:s text:c="31"/>= 0</text:p>
      <text:p text:style-name="P41">exit_group(0) <text:s text:c="22"/>= ?</text:p>
      <text:p text:style-name="P38"/>
      <text:list xml:id="list4188128510" text:style-name="L2">
        <text:list-item>
          <text:p text:style-name="P55">Στον δεύτερο πηγαίο κώδικα αντιστοιχεί : </text:p>
        </text:list-item>
      </text:list>
      <text:p text:style-name="P11"/>
      <text:p text:style-name="P11">thodpap@thodpap:~/Documents/Σχολή/University/ComputerFlow/OperationalSystems/Lab/1stLab/2nd Exercise(Theo)$ strace ./fconc A B C</text:p>
      <text:p text:style-name="P11">execve("./fconc", ["./fconc", "A", "B", "C"], 0x7fff64f52148 /* 71 vars */) = 0</text:p>
      <text:p text:style-name="P11">brk(NULL) <text:s text:c="30"/>= 0x55696dd1e000</text:p>
      <text:p text:style-name="P11">access("/etc/ld.so.nohwcap", F_OK) <text:s text:c="5"/>= -1 ENOENT (No such file or directory)</text:p>
      <text:p text:style-name="P11">access("/etc/ld.so.preload", R_OK) <text:s text:c="5"/>= -1 ENOENT (No such file or directory)</text:p>
      <text:p text:style-name="P11">openat(AT_FDCWD, "/etc/ld.so.cache", O_RDONLY|O_CLOEXEC) = 3</text:p>
      <text:p text:style-name="P11">fstat(3, {st_mode=S_IFREG|0644, st_size=209156, ...}) = 0</text:p>
      <text:p text:style-name="P11">mmap(NULL, 209156, PROT_READ, MAP_PRIVATE, 3, 0) = 0x7f31fd2c6000</text:p>
      <text:p text:style-name="P11">close(3) <text:s text:c="31"/>= 0</text:p>
      <text:p text:style-name="P11">access("/etc/ld.so.nohwcap", F_OK) <text:s text:c="5"/>= -1 ENOENT (No such file or directory)</text:p>
      <text:p text:style-name="P11">openat(AT_FDCWD, "/lib/x86_64-linux-gnu/libc.so.6", O_RDONLY|O_CLOEXEC) = 3</text:p>
      <text:p text:style-name="P11">read(3, "\177ELF\2\1\1\3\0\0\0\0\0\0\0\0\3\0&gt;\0\1\0\0\0\20\35\2\0\0\0\0\0"..., 832) = 832</text:p>
      <text:p text:style-name="P11">fstat(3, {st_mode=S_IFREG|0755, st_size=2030928, ...}) = 0</text:p>
      <text:p text:style-name="P11">mmap(NULL, 8192, PROT_READ|PROT_WRITE, MAP_PRIVATE|MAP_ANONYMOUS, -1, 0) = 0x7f31fd2c4000</text:p>
      <text:p text:style-name="P11">mmap(NULL, 4131552, PROT_READ|PROT_EXEC, MAP_PRIVATE|MAP_DENYWRITE, 3, 0) = 0x7f31fcce0000</text:p>
      <text:p text:style-name="P11">mprotect(0x7f31fcec7000, 2097152, PROT_NONE) = 0</text:p>
      <text:p text:style-name="P11">mmap(0x7f31fd0c7000, 24576, PROT_READ|PROT_WRITE, MAP_PRIVATE|MAP_FIXED|MAP_DENYWRITE, 3, 0x1e7000) = 0x7f31fd0c7000</text:p>
      <text:p text:style-name="P11">mmap(0x7f31fd0cd000, 15072, PROT_READ|PROT_WRITE, MAP_PRIVATE|MAP_FIXED|MAP_ANONYMOUS, -1, 0) = 0x7f31fd0cd000</text:p>
      <text:p text:style-name="P11">close(3) <text:s text:c="31"/>= 0</text:p>
      <text:p text:style-name="P11">arch_prctl(ARCH_SET_FS, 0x7f31fd2c54c0) = 0</text:p>
      <text:p text:style-name="P11">mprotect(0x7f31fd0c7000, 16384, PROT_READ) = 0</text:p>
      <text:p text:style-name="P11">mprotect(0x55696dcba000, 4096, PROT_READ) = 0</text:p>
      <text:p text:style-name="P11">mprotect(0x7f31fd2fa000, 4096, PROT_READ) = 0</text:p>
      <text:p text:style-name="P11">munmap(0x7f31fd2c6000, 209156) <text:s text:c="9"/>= 0</text:p>
      <text:p text:style-name="P11">brk(NULL) <text:s text:c="30"/>= 0x55696dd1e000</text:p>
      <text:p text:style-name="P11">brk(0x55696dd3f000) <text:s text:c="20"/>= 0x55696dd3f000</text:p>
      <text:p text:style-name="P42">openat(AT_FDCWD, "A", O_RDONLY) <text:s text:c="8"/>= 3</text:p>
      <text:p text:style-name="P42">openat(AT_FDCWD, "B", O_RDONLY) <text:s text:c="8"/>= 4</text:p>
      <text:p text:style-name="P42"><text:soft-page-break/>openat(AT_FDCWD, "C", O_RDWR|O_CREAT|O_TRUNC, 0666) = 5</text:p>
      <text:p text:style-name="P42">fstat(1, {st_mode=S_IFCHR|0620, st_rdev=makedev(136, 0), ...}) = 0</text:p>
      <text:p text:style-name="P42">write(1, "Output file is: C\n", 18Output file is: C</text:p>
      <text:p text:style-name="P42">) <text:s text:c="4"/>= 18</text:p>
      <text:p text:style-name="P42">fstat(3, {st_mode=S_IFREG|0644, st_size=17, ...}) = 0</text:p>
      <text:p text:style-name="P42">read(3, "This is a test1.\n", 4096) <text:s text:c="4"/>= 17</text:p>
      <text:p text:style-name="P42">fstat(5, {st_mode=S_IFREG|0644, st_size=0, ...}) = 0</text:p>
      <text:p text:style-name="P42">read(3, "", 4096) <text:s text:c="22"/>= 0</text:p>
      <text:p text:style-name="P42">fstat(4, {st_mode=S_IFREG|0644, st_size=25, ...}) = 0</text:p>
      <text:p text:style-name="P42">read(4, "This is the second test.\n", 4096) = 25</text:p>
      <text:p text:style-name="P42">read(4, "", 4096) <text:s text:c="22"/>= 0</text:p>
      <text:p text:style-name="P42">close(3) <text:s text:c="31"/>= 0</text:p>
      <text:p text:style-name="P42">close(4) <text:s text:c="31"/>= 0</text:p>
      <text:p text:style-name="P42">write(5, "This is a test1.\nThis is the sec"..., 42) = 42</text:p>
      <text:p text:style-name="P42">close(5) <text:s text:c="31"/>= 0</text:p>
      <text:p text:style-name="P42">exit_group(0) <text:s text:c="26"/>= ?</text:p>
      <text:p text:style-name="P11">+++ exited with 0 +++</text:p>
      <text:p text:style-name="P52">Προαιρετικές Ερωτήσεις</text:p>
      <text:p text:style-name="P43"/>
      <text:p text:style-name="P43">1)</text:p>
      <text:p text:style-name="P13">thodpap@thodpap:~/Documents/Σχολή/University/ComputerFlow/OperationalSystems/Lab/1stLab$ strace strace</text:p>
      <text:p text:style-name="P13">execve("/usr/bin/strace", ["strace"], 0x7ffc42488be0 /* 71 vars */) = 0</text:p>
      <text:p text:style-name="P13">brk(NULL) <text:s text:c="30"/>= 0x562748dab000</text:p>
      <text:p text:style-name="P13">access("/etc/ld.so.nohwcap", F_OK) <text:s text:c="5"/>= -1 ENOENT (No such file or directory)</text:p>
      <text:p text:style-name="P13">access("/etc/ld.so.preload", R_OK) <text:s text:c="5"/>= -1 ENOENT (No such file or directory)</text:p>
      <text:p text:style-name="P13">openat(AT_FDCWD, "/etc/ld.so.cache", O_RDONLY|O_CLOEXEC) = 3</text:p>
      <text:p text:style-name="P13">fstat(3, {st_mode=S_IFREG|0644, st_size=209156, ...}) = 0</text:p>
      <text:p text:style-name="P13">mmap(NULL, 209156, PROT_READ, MAP_PRIVATE, 3, 0) = 0x7f2ccd840000</text:p>
      <text:p text:style-name="P13">close(3) <text:s text:c="31"/>= 0</text:p>
      <text:p text:style-name="P13">access("/etc/ld.so.nohwcap", F_OK) <text:s text:c="5"/>= -1 ENOENT (No such file or directory)</text:p>
      <text:p text:style-name="P13">openat(AT_FDCWD, "/usr/lib/x86_64-linux-gnu/libunwind-ptrace.so.0", O_RDONLY|O_CLOEXEC) = 3</text:p>
      <text:p text:style-name="P13">read(3, "\177ELF\2\1\1\0\0\0\0\0\0\0\0\0\3\0&gt;\0\1\0\0\0\20\16\0\0\0\0\0\0"..., 832) = 832</text:p>
      <text:p text:style-name="P13">fstat(3, {st_mode=S_IFREG|0644, st_size=14528, ...}) = 0</text:p>
      <text:p text:style-name="P13">mmap(NULL, 8192, PROT_READ|PROT_WRITE, MAP_PRIVATE|MAP_ANONYMOUS, -1, 0) = 0x7f2ccd83e000</text:p>
      <text:p text:style-name="P13">mmap(NULL, 2109736, PROT_READ|PROT_EXEC, MAP_PRIVATE|MAP_DENYWRITE, 3, 0) = 0x7f2ccd447000</text:p>
      <text:p text:style-name="P13">mprotect(0x7f2ccd449000, 2097152, PROT_NONE) = 0</text:p>
      <text:p text:style-name="P13">mmap(0x7f2ccd649000, 8192, PROT_READ|PROT_WRITE, MAP_PRIVATE|MAP_FIXED|MAP_DENYWRITE, 3, 0x2000) = 0x7f2ccd649000</text:p>
      <text:p text:style-name="P13">close(3) <text:s text:c="31"/>= 0</text:p>
      <text:p text:style-name="P13">access("/etc/ld.so.nohwcap", F_OK) <text:s text:c="5"/>= -1 ENOENT (No such file or directory)</text:p>
      <text:p text:style-name="P13">openat(AT_FDCWD, "/usr/lib/x86_64-linux-gnu/libunwind-x86_64.so.8", O_RDONLY|O_CLOEXEC) = 3</text:p>
      <text:p text:style-name="P13">read(3, "\177ELF\2\1\1\0\0\0\0\0\0\0\0\0\3\0&gt;\0\1\0\0\0`\26\0\0\0\0\0\0"..., 832) = 832</text:p>
      <text:p text:style-name="P13">fstat(3, {st_mode=S_IFREG|0644, st_size=67736, ...}) = 0</text:p>
      <text:p text:style-name="P13">mmap(NULL, 2223752, PROT_READ|PROT_EXEC, MAP_PRIVATE|MAP_DENYWRITE, 3, 0) = 0x7f2ccd228000</text:p>
      <text:p text:style-name="P13">mprotect(0x7f2ccd238000, 2093056, PROT_NONE) = 0</text:p>
      <text:p text:style-name="P13">mmap(0x7f2ccd437000, 8192, PROT_READ|PROT_WRITE, MAP_PRIVATE|MAP_FIXED|MAP_DENYWRITE, 3, 0xf000) = 0x7f2ccd437000</text:p>
      <text:p text:style-name="P13">mmap(0x7f2ccd439000, 56968, PROT_READ|PROT_WRITE, MAP_PRIVATE|MAP_FIXED|MAP_ANONYMOUS, -1, 0) = 0x7f2ccd439000</text:p>
      <text:p text:style-name="P13">close(3) <text:s text:c="31"/>= 0</text:p>
      <text:p text:style-name="P13">access("/etc/ld.so.nohwcap", F_OK) <text:s text:c="5"/>= -1 ENOENT (No such file or directory)</text:p>
      <text:p text:style-name="P13">openat(AT_FDCWD, "/lib/x86_64-linux-gnu/libc.so.6", O_RDONLY|O_CLOEXEC) = 3</text:p>
      <text:p text:style-name="P13">read(3, "\177ELF\2\1\1\3\0\0\0\0\0\0\0\0\3\0&gt;\0\1\0\0\0\20\35\2\0\0\0\0\0"..., 832) = 832</text:p>
      <text:p text:style-name="P13">fstat(3, {st_mode=S_IFREG|0755, st_size=2030928, ...}) = 0</text:p>
      <text:p text:style-name="P13">mmap(NULL, 4131552, PROT_READ|PROT_EXEC, MAP_PRIVATE|MAP_DENYWRITE, 3, 0) = 0x7f2ccce37000</text:p>
      <text:p text:style-name="P13">mprotect(0x7f2ccd01e000, 2097152, PROT_NONE) = 0</text:p>
      <text:p text:style-name="P13">mmap(0x7f2ccd21e000, 24576, PROT_READ|PROT_WRITE, MAP_PRIVATE|MAP_FIXED|MAP_DENYWRITE, 3, 0x1e7000) = 0x7f2ccd21e000</text:p>
      <text:p text:style-name="P13">mmap(0x7f2ccd224000, 15072, PROT_READ|PROT_WRITE, MAP_PRIVATE|MAP_FIXED|MAP_ANONYMOUS, -1, 0) = 0x7f2ccd224000</text:p>
      <text:p text:style-name="P13">close(3) <text:s text:c="31"/>= 0</text:p>
      <text:p text:style-name="P13">access("/etc/ld.so.nohwcap", F_OK) <text:s text:c="5"/>= -1 ENOENT (No such file or directory)</text:p>
      <text:p text:style-name="P13">openat(AT_FDCWD, "/lib/x86_64-linux-gnu/liblzma.so.5", O_RDONLY|O_CLOEXEC) = 3</text:p>
      <text:p text:style-name="P13">read(3, "\177ELF\2\1\1\0\0\0\0\0\0\0\0\0\3\0&gt;\0\1\0\0\0\340(\0\0\0\0\0\0"..., 832) = 832</text:p>
      <text:p text:style-name="P13">fstat(3, {st_mode=S_IFREG|0644, st_size=153984, ...}) = 0</text:p>
      <text:p text:style-name="P13">mmap(NULL, 2248968, PROT_READ|PROT_EXEC, MAP_PRIVATE|MAP_DENYWRITE, 3, 0) = 0x7f2cccc11000</text:p>
      <text:p text:style-name="P13">mprotect(0x7f2cccc35000, 2097152, PROT_NONE) = 0</text:p>
      <text:p text:style-name="P13">mmap(0x7f2ccce35000, 8192, PROT_READ|PROT_WRITE, MAP_PRIVATE|MAP_FIXED|MAP_DENYWRITE, 3, 0x24000) = 0x7f2ccce35000</text:p>
      <text:p text:style-name="P13">close(3) <text:s text:c="31"/>= 0</text:p>
      <text:p text:style-name="P13">access("/etc/ld.so.nohwcap", F_OK) <text:s text:c="5"/>= -1 ENOENT (No such file or directory)</text:p>
      <text:p text:style-name="P13">openat(AT_FDCWD, "/usr/lib/x86_64-linux-gnu/libunwind.so.8", O_RDONLY|O_CLOEXEC) = 3</text:p>
      <text:p text:style-name="P13">read(3, "\177ELF\2\1\1\0\0\0\0\0\0\0\0\0\3\0&gt;\0\1\0\0\0P\36\0\0\0\0\0\0"..., 832) = 832</text:p>
      <text:p text:style-name="P13">fstat(3, {st_mode=S_IFREG|0644, st_size=51384, ...}) = 0</text:p>
      <text:p text:style-name="P13">mmap(NULL, 2207400, PROT_READ|PROT_EXEC, MAP_PRIVATE|MAP_DENYWRITE, 3, 0) = 0x7f2ccc9f6000</text:p>
      <text:p text:style-name="P13">mprotect(0x7f2ccca02000, 2093056, PROT_NONE) = 0</text:p>
      <text:p text:style-name="P13">mmap(0x7f2cccc01000, 8192, PROT_READ|PROT_WRITE, MAP_PRIVATE|MAP_FIXED|MAP_DENYWRITE, 3, 0xb000) = 0x7f2cccc01000</text:p>
      <text:p text:style-name="P13">mmap(0x7f2cccc03000, 57000, PROT_READ|PROT_WRITE, MAP_PRIVATE|MAP_FIXED|MAP_ANONYMOUS, -1, 0) = 0x7f2cccc03000</text:p>
      <text:p text:style-name="P13">close(3) <text:s text:c="31"/>= 0</text:p>
      <text:p text:style-name="P13">access("/etc/ld.so.nohwcap", F_OK) <text:s text:c="5"/>= -1 ENOENT (No such file or directory)</text:p>
      <text:p text:style-name="P13">openat(AT_FDCWD, "/lib/x86_64-linux-gnu/libdl.so.2", O_RDONLY|O_CLOEXEC) = 3</text:p>
      <text:p text:style-name="P13">read(3, "\177ELF\2\1\1\0\0\0\0\0\0\0\0\0\3\0&gt;\0\1\0\0\0P\16\0\0\0\0\0\0"..., 832) = 832</text:p>
      <text:p text:style-name="P13">fstat(3, {st_mode=S_IFREG|0644, st_size=14560, ...}) = 0</text:p>
      <text:p text:style-name="P13">mmap(NULL, 2109712, PROT_READ|PROT_EXEC, MAP_PRIVATE|MAP_DENYWRITE, 3, 0) = 0x7f2ccc7f2000</text:p>
      <text:p text:style-name="P13"><text:soft-page-break/>mprotect(0x7f2ccc7f5000, 2093056, PROT_NONE) = 0</text:p>
      <text:p text:style-name="P13">mmap(0x7f2ccc9f4000, 8192, PROT_READ|PROT_WRITE, MAP_PRIVATE|MAP_FIXED|MAP_DENYWRITE, 3, 0x2000) = 0x7f2ccc9f4000</text:p>
      <text:p text:style-name="P13">close(3) <text:s text:c="31"/>= 0</text:p>
      <text:p text:style-name="P13">access("/etc/ld.so.nohwcap", F_OK) <text:s text:c="5"/>= -1 ENOENT (No such file or directory)</text:p>
      <text:p text:style-name="P13">openat(AT_FDCWD, "/lib/x86_64-linux-gnu/libpthread.so.0", O_RDONLY|O_CLOEXEC) = 3</text:p>
      <text:p text:style-name="P13">read(3, "\177ELF\2\1\1\0\0\0\0\0\0\0\0\0\3\0&gt;\0\1\0\0\0000b\0\0\0\0\0\0"..., 832) = 832</text:p>
      <text:p text:style-name="P13">fstat(3, {st_mode=S_IFREG|0755, st_size=144976, ...}) = 0</text:p>
      <text:p text:style-name="P13">mmap(NULL, 8192, PROT_READ|PROT_WRITE, MAP_PRIVATE|MAP_ANONYMOUS, -1, 0) = 0x7f2ccd83c000</text:p>
      <text:p text:style-name="P13">mmap(NULL, 2221184, PROT_READ|PROT_EXEC, MAP_PRIVATE|MAP_DENYWRITE, 3, 0) = 0x7f2ccc5d3000</text:p>
      <text:p text:style-name="P13">mprotect(0x7f2ccc5ed000, 2093056, PROT_NONE) = 0</text:p>
      <text:p text:style-name="P13">mmap(0x7f2ccc7ec000, 8192, PROT_READ|PROT_WRITE, MAP_PRIVATE|MAP_FIXED|MAP_DENYWRITE, 3, 0x19000) = 0x7f2ccc7ec000</text:p>
      <text:p text:style-name="P13">mmap(0x7f2ccc7ee000, 13440, PROT_READ|PROT_WRITE, MAP_PRIVATE|MAP_FIXED|MAP_ANONYMOUS, -1, 0) = 0x7f2ccc7ee000</text:p>
      <text:p text:style-name="P13">close(3) <text:s text:c="31"/>= 0</text:p>
      <text:p text:style-name="P13">mmap(NULL, 12288, PROT_READ|PROT_WRITE, MAP_PRIVATE|MAP_ANONYMOUS, -1, 0) = 0x7f2ccd839000</text:p>
      <text:p text:style-name="P13">arch_prctl(ARCH_SET_FS, 0x7f2ccd839740) = 0</text:p>
      <text:p text:style-name="P13">mprotect(0x7f2ccd21e000, 16384, PROT_READ) = 0</text:p>
      <text:p text:style-name="P13">mprotect(0x7f2ccc7ec000, 4096, PROT_READ) = 0</text:p>
      <text:p text:style-name="P13">mprotect(0x7f2ccc9f4000, 4096, PROT_READ) = 0</text:p>
      <text:p text:style-name="P13">mprotect(0x7f2ccce35000, 4096, PROT_READ) = 0</text:p>
      <text:p text:style-name="P13">mprotect(0x7f2cccc01000, 4096, PROT_READ) = 0</text:p>
      <text:p text:style-name="P13">mprotect(0x7f2ccd437000, 4096, PROT_READ) = 0</text:p>
      <text:p text:style-name="P13">mprotect(0x7f2ccd649000, 4096, PROT_READ) = 0</text:p>
      <text:p text:style-name="P13">mprotect(0x5627481a7000, 299008, PROT_READ) = 0</text:p>
      <text:p text:style-name="P13">mprotect(0x7f2ccd874000, 4096, PROT_READ) = 0</text:p>
      <text:p text:style-name="P13">munmap(0x7f2ccd840000, 209156) <text:s text:c="9"/>= 0</text:p>
      <text:p text:style-name="P13">set_tid_address(0x7f2ccd839a10) <text:s text:c="8"/>= 5235</text:p>
      <text:p text:style-name="P13">set_robust_list(0x7f2ccd839a20, 24) <text:s text:c="4"/>= 0</text:p>
      <text:p text:style-name="P13">rt_sigaction(SIGRTMIN, {sa_handler=0x7f2ccc5d8cb0, sa_mask=[], sa_flags=SA_RESTORER|SA_SIGINFO, sa_restorer=0x7f2ccc5e5980}, NULL, 8) = 0</text:p>
      <text:p text:style-name="P13">rt_sigaction(SIGRT_1, {sa_handler=0x7f2ccc5d8d50, sa_mask=[], sa_flags=SA_RESTORER|SA_RESTART|SA_SIGINFO, sa_restorer=0x7f2ccc5e5980}, NULL, 8) = 0</text:p>
      <text:p text:style-name="P13">rt_sigprocmask(SIG_UNBLOCK, [RTMIN RT_1], NULL, 8) = 0</text:p>
      <text:p text:style-name="P13">prlimit64(0, RLIMIT_STACK, NULL, {rlim_cur=8192*1024, rlim_max=RLIM64_INFINITY}) = 0</text:p>
      <text:p text:style-name="P13">getpid() <text:s text:c="31"/>= 5235</text:p>
      <text:p text:style-name="P13">uname({sysname="Linux", nodename="thodpap", ...}) = 0</text:p>
      <text:p text:style-name="P13">brk(NULL) <text:s text:c="30"/>= 0x562748dab000</text:p>
      <text:p text:style-name="P13">brk(0x562748dcc000) <text:s text:c="20"/>= 0x562748dcc000</text:p>
      <text:p text:style-name="P13">write(2, "strace: must have PROG [ARGS] or"..., 40strace: must have PROG [ARGS] or -p PID</text:p>
      <text:p text:style-name="P13">) = 40</text:p>
      <text:p text:style-name="P13">write(2, "Try 'strace -h' for more informa"..., 38Try 'strace -h' for more information.</text:p>
      <text:p text:style-name="P13">) = 38</text:p>
      <text:p text:style-name="P13">getpid() <text:s text:c="31"/>= 5235</text:p>
      <text:p text:style-name="P13">exit_group(1) <text:s text:c="26"/>= ?</text:p>
      <text:p text:style-name="P13">+++ exited with 1 +++</text:p>
      <text:p text:style-name="P43"/>
      <text:p text:style-name="P44"/>
      <text:p text:style-name="P43">2)</text:p>
      <text:p text:style-name="P46">Στην πρώτη περίπτωση <text:span text:style-name="T18">τρέχουμε</text:span> την εντολή με το object file <text:span text:style-name="T20">της main</text:span> <text:span text:style-name="T19">ενώ στην δεύτερη τρέχουμε το executable της zing. Αυτό συμβαίνει καθώς στην πρώτη περίπτωση δεδομένου ότι καλούμε το object file δεν έχει γίνει το link μεταξύ object file και executable επομένως πηγαίνει στην main+20. Αντίθετα, στην 2η περίπτωση έχει ήδη καλεστεί και για αυτό καλείτε η συνάρτηση zing. </text:span></text:p>
      <text:p text:style-name="P46"/>
      <text:p text:style-name="P43">3)</text:p>
      <text:p text:style-name="P45">Μπορούμε να το υλοποιήσουμε αυτό κάνοντας κάποιες στοιχειώδεις τροποποιήσεις στους παραπάνω κώδικες. </text:p>
      <text:p text:style-name="P45"/>
      <text:p text:style-name="P43">4)</text:p>
      <text:p text:style-name="P47">Τρέχοντας την strace να δούμε τα system calls παρατηρούμε πώς προσπαθεί να κάνει access το /<text:span text:style-name="T21">etc</text:span><text:span text:style-name="T22">/shadow που περιέχει τους κωδικούς για κάθε user. Γιαυτό και πετάει έρρορ.</text:span></text:p>
      <text:p text:style-name="P47"/>
      <text:p text:style-name="P14"><text:s/>execve("/home/oslab/code/whoops/whoops", ["/home/oslab/code/whoops/whoops"], [/* <text:s text:c="109"/>18 vars */]) = 0</text:p>
      <text:p text:style-name="P14"><text:soft-page-break/>[ Process PID=8703 runs in 32 bit mode. ]</text:p>
      <text:p text:style-name="P14">brk(0) <text:s text:c="33"/>= 0x8a1a000</text:p>
      <text:p text:style-name="P14">access("/etc/ld.so.nohwcap", F_OK) <text:s text:c="5"/>= -1 ENOENT (No such file or directory)</text:p>
      <text:p text:style-name="P14">mmap2(NULL, 4096, PROT_READ|PROT_WRITE, MAP_PRIVATE|MAP_ANONYMOUS, -1, 0) = 0xff <text:s text:c="108"/>fffffff7724000</text:p>
      <text:p text:style-name="P14">access("/etc/ld.so.preload", R_OK) <text:s text:c="5"/>= -1 ENOENT (No such file or directory)</text:p>
      <text:p text:style-name="P14">open("/etc/ld.so.cache", O_RDONLY|O_CLOEXEC) = 3</text:p>
      <text:p text:style-name="P14">fstat64(3, {st_mode=S_IFREG|0644, st_size=30952, ...}) = 0</text:p>
      <text:p text:style-name="P14">mmap2(NULL, 30952, PROT_READ, MAP_PRIVATE, 3, 0) = 0xfffffffff771c000</text:p>
      <text:p text:style-name="P14">close(3) <text:s text:c="31"/>= 0</text:p>
      <text:p text:style-name="P14">access("/etc/ld.so.nohwcap", F_OK) <text:s text:c="5"/>= -1 ENOENT (No such file or directory)</text:p>
      <text:p text:style-name="P14">open("/lib32/libc.so.6", O_RDONLY|O_CLOEXEC) = 3</text:p>
      <text:p text:style-name="P14">read(3, "\177ELF\1\1\1\3\0\0\0\0\0\0\0\0\3\0\3\0\1\0\0\0\300\233\1\0004\0\0\0".. <text:s text:c="108"/>., 512) = 512</text:p>
      <text:p text:style-name="P14">fstat64(3, {st_mode=S_IFREG|0755, st_size=1750708, ...}) = 0</text:p>
      <text:p text:style-name="P14">mmap2(NULL, 4096, PROT_READ|PROT_WRITE, MAP_PRIVATE|MAP_ANONYMOUS, -1, 0) = 0xff <text:s text:c="108"/>fffffff771b000</text:p>
      <text:p text:style-name="P14">mmap2(NULL, 1755772, PROT_READ|PROT_EXEC, MAP_PRIVATE|MAP_DENYWRITE, 3, 0) = 0xf <text:s text:c="108"/>ffffffff756e000</text:p>
      <text:p text:style-name="P14">mmap2(0xf7715000, 12288, PROT_READ|PROT_WRITE, MAP_PRIVATE|MAP_FIXED|MAP_DENYWRI <text:s text:c="108"/>TE, 3, 0x1a7000) = 0xfffffffff7715000</text:p>
      <text:p text:style-name="P14">mmap2(0xf7718000, 10876, PROT_READ|PROT_WRITE, MAP_PRIVATE|MAP_FIXED|MAP_ANONYMO <text:s text:c="108"/>US, -1, 0) = 0xfffffffff7718000</text:p>
      <text:p text:style-name="P14">close(3) <text:s text:c="31"/>= 0</text:p>
      <text:p text:style-name="P14">mmap2(NULL, 4096, PROT_READ|PROT_WRITE, MAP_PRIVATE|MAP_ANONYMOUS, -1, 0) = 0xff <text:s text:c="108"/>fffffff756d000</text:p>
      <text:p text:style-name="P14">set_thread_area({entry_number:-1, base_addr:0xf756d700, limit:1048575, seg_32bit <text:s text:c="108"/>:1, contents:0, read_exec_only:0, limit_in_pages:1, seg_not_present:0, useable:1 <text:s text:c="108"/>}) = 0 (entry_number:12)</text:p>
      <text:p text:style-name="P14">mprotect(0xf7715000, 8192, PROT_READ) <text:s text:c="2"/>= 0</text:p>
      <text:p text:style-name="P14">mprotect(0xf7748000, 4096, PROT_READ) <text:s text:c="2"/>= 0</text:p>
      <text:p text:style-name="P14">munmap(0xf771c000, 30952) <text:s text:c="14"/>= 0</text:p>
      <text:p text:style-name="P14">open("/etc/shadow", O_RDONLY) <text:s text:c="10"/>= -1 EACCES (Permission denied)</text:p>
      <text:p text:style-name="P14">write(2, "Problem!\n", 9Problem!</text:p>
      <text:p text:style-name="P14">) <text:s text:c="14"/>= 9</text:p>
      <text:p text:style-name="P14">exit_group(1) <text:s text:c="26"/>= ?</text:p>
      <text:p text:style-name="P14">+++ exited with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2T22:40:20.640801296</meta:creation-date>
    <dc:date>2021-03-29T22:18:40.930916267</dc:date>
    <meta:editing-duration>PT3H18M1S</meta:editing-duration>
    <meta:editing-cycles>168</meta:editing-cycles>
    <meta:generator>LibreOffice/6.0.7.3$Linux_X86_64 LibreOffice_project/00m0$Build-3</meta:generator>
    <meta:document-statistic meta:table-count="0" meta:image-count="0" meta:object-count="0" meta:page-count="15" meta:paragraph-count="578" meta:word-count="3030" meta:character-count="29669" meta:non-whitespace-character-count="22130"/>
  </office:meta>
</office:document-meta>
</file>